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SimSun" svg:font-family="SimSun" style:font-family-generic="system" style:font-pitch="variable" svg:panose-1="2 1 6 0 3 1 1 1 1 1"/>
    <style:font-face style:name="FreeSans" svg:font-family="FreeSan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Mangal" svg:font-family="Mangal" style:font-family-generic="roman" style:font-pitch="variable" svg:panose-1="2 4 5 3 5 2 3 3 2 2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ableColumn3" style:family="table-column">
      <style:table-column-properties style:column-width="1.9187in" style:use-optimal-column-width="false"/>
    </style:style>
    <style:style style:name="Table2" style:family="table">
      <style:table-properties style:width="1.9187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6" style:parent-style-name="Normal" style:family="paragraph">
      <style:text-properties text:display="none"/>
    </style:style>
    <style:style style:name="TableColumn8" style:family="table-column">
      <style:table-column-properties style:column-width="6.925in" style:use-optimal-column-width="false"/>
    </style:style>
    <style:style style:name="Table7" style:family="table">
      <style:table-properties style:width="6.925in" fo:margin-left="0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1" style:parent-style-name="Normal" style:family="paragraph">
      <style:text-properties text:display="none"/>
    </style:style>
    <style:style style:name="TableColumn13" style:family="table-column">
      <style:table-column-properties style:column-width="6.925in" style:use-optimal-column-width="false"/>
    </style:style>
    <style:style style:name="Table12" style:family="table">
      <style:table-properties style:width="6.925in" fo:margin-left="0in" table:align="lef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6" style:parent-style-name="Normal" style:family="paragraph">
      <style:text-properties text:display="none"/>
    </style:style>
    <style:style style:name="TableColumn18" style:family="table-column">
      <style:table-column-properties style:column-width="6.925in" style:use-optimal-column-width="false"/>
    </style:style>
    <style:style style:name="Table17" style:family="table">
      <style:table-properties style:width="6.925in" fo:margin-left="0in" table:align="left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1" style:parent-style-name="Normal" style:family="paragraph">
      <style:text-properties text:display="none"/>
    </style:style>
    <style:style style:name="TableColumn23" style:family="table-column">
      <style:table-column-properties style:column-width="6.925in" style:use-optimal-column-width="false"/>
    </style:style>
    <style:style style:name="Table22" style:family="table">
      <style:table-properties style:width="6.925in" fo:margin-left="0in" table:align="left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6" style:parent-style-name="Normal" style:family="paragraph">
      <style:text-properties text:display="none"/>
    </style:style>
    <style:style style:name="TableColumn28" style:family="table-column">
      <style:table-column-properties style:column-width="6.925in" style:use-optimal-column-width="false"/>
    </style:style>
    <style:style style:name="Table27" style:family="table">
      <style:table-properties style:width="6.925in" fo:margin-left="0in" table:align="left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1" style:parent-style-name="Normal" style:family="paragraph">
      <style:text-properties text:display="none"/>
    </style:style>
    <style:style style:name="TableColumn33" style:family="table-column">
      <style:table-column-properties style:column-width="6.925in" style:use-optimal-column-width="false"/>
    </style:style>
    <style:style style:name="Table32" style:family="table">
      <style:table-properties style:width="6.925in" fo:margin-left="0in" table:align="left"/>
    </style:style>
    <style:style style:name="TableRow34" style:family="table-row">
      <style:table-row-properties style:min-row-height="0.118in" style:use-optimal-row-height="false"/>
    </style:style>
    <style:style style:name="TableCell3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6" style:parent-style-name="Normal" style:family="paragraph">
      <style:text-properties text:display="none"/>
    </style:style>
    <style:style style:name="TableColumn38" style:family="table-column">
      <style:table-column-properties style:column-width="2.6034in" style:use-optimal-column-width="false"/>
    </style:style>
    <style:style style:name="Table37" style:family="table">
      <style:table-properties style:width="2.6034in" fo:margin-left="0in" table:align="left"/>
    </style:style>
    <style:style style:name="TableRow39" style:family="table-row">
      <style:table-row-properties style:min-row-height="0.1895in" style:use-optimal-row-height="false"/>
    </style:style>
    <style:style style:name="TableCell4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1" style:parent-style-name="Normal" style:family="paragraph">
      <style:text-properties text:display="none"/>
    </style:style>
    <style:style style:name="TableColumn43" style:family="table-column">
      <style:table-column-properties style:column-width="6.925in" style:use-optimal-column-width="false"/>
    </style:style>
    <style:style style:name="Table42" style:family="table">
      <style:table-properties style:width="6.925in" fo:margin-left="0in" table:align="lef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6" style:parent-style-name="Normal" style:family="paragraph">
      <style:text-properties text:display="none"/>
    </style:style>
    <style:style style:name="TableColumn48" style:family="table-column">
      <style:table-column-properties style:column-width="6.925in" style:use-optimal-column-width="false"/>
    </style:style>
    <style:style style:name="Table47" style:family="table">
      <style:table-properties style:width="6.925in" fo:margin-left="0in" table:align="lef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1" style:parent-style-name="Normal" style:family="paragraph">
      <style:text-properties text:display="none"/>
    </style:style>
    <style:style style:name="TableColumn53" style:family="table-column">
      <style:table-column-properties style:column-width="3.0673in" style:use-optimal-column-width="false"/>
    </style:style>
    <style:style style:name="Table52" style:family="table">
      <style:table-properties style:width="3.0673in" fo:margin-left="0in" table:align="left"/>
    </style:style>
    <style:style style:name="TableRow54" style:family="table-row">
      <style:table-row-properties style:min-row-height="0.1722in" style:use-optimal-row-height="false"/>
    </style:style>
    <style:style style:name="TableCell5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olumn57" style:family="table-column">
      <style:table-column-properties style:column-width="6.925in" style:use-optimal-column-width="false"/>
    </style:style>
    <style:style style:name="Table56" style:family="table">
      <style:table-properties style:width="6.925in" fo:margin-left="0in" table:align="left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60" style:parent-style-name="Normal" style:family="paragraph">
      <style:text-properties text:display="none"/>
    </style:style>
    <style:style style:name="TableColumn62" style:family="table-column">
      <style:table-column-properties style:column-width="2.5375in" style:use-optimal-column-width="false"/>
    </style:style>
    <style:style style:name="Table61" style:family="table">
      <style:table-properties style:width="2.5375in" fo:margin-left="0in" table:align="left"/>
    </style:style>
    <style:style style:name="TableRow63" style:family="table-row">
      <style:table-row-properties style:min-row-height="0.1888in" style:use-optimal-row-height="false"/>
    </style:style>
    <style:style style:name="TableCell6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65" style:parent-style-name="Normal" style:family="paragraph">
      <style:text-properties text:display="none"/>
    </style:style>
    <style:style style:name="TableColumn67" style:family="table-column">
      <style:table-column-properties style:column-width="6.925in" style:use-optimal-column-width="false"/>
    </style:style>
    <style:style style:name="Table66" style:family="table">
      <style:table-properties style:width="6.925in" fo:margin-left="0in" table:align="left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70" style:parent-style-name="Normal" style:family="paragraph">
      <style:text-properties text:display="none"/>
    </style:style>
    <style:style style:name="TableColumn72" style:family="table-column">
      <style:table-column-properties style:column-width="7.2763in" style:use-optimal-column-width="false"/>
    </style:style>
    <style:style style:name="Table71" style:family="table">
      <style:table-properties style:width="7.2763in" fo:margin-left="0in" table:align="left"/>
    </style:style>
    <style:style style:name="TableRow73" style:family="table-row">
      <style:table-row-properties style:min-row-height="0.309in" style:use-optimal-row-height="false"/>
    </style:style>
    <style:style style:name="TableCell7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75" style:parent-style-name="Normal" style:family="paragraph">
      <style:text-properties text:display="none"/>
    </style:style>
    <style:style style:name="TableColumn77" style:family="table-column">
      <style:table-column-properties style:column-width="5.8506in" style:use-optimal-column-width="false"/>
    </style:style>
    <style:style style:name="Table76" style:family="table">
      <style:table-properties style:width="5.8506in" fo:margin-left="0in" table:align="left"/>
    </style:style>
    <style:style style:name="TableRow78" style:family="table-row">
      <style:table-row-properties style:min-row-height="0.2159in" style:use-optimal-row-height="false"/>
    </style:style>
    <style:style style:name="TableCell7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80" style:parent-style-name="Normal" style:family="paragraph">
      <style:text-properties text:display="none"/>
    </style:style>
    <style:style style:name="TableColumn82" style:family="table-column">
      <style:table-column-properties style:column-width="6.925in" style:use-optimal-column-width="false"/>
    </style:style>
    <style:style style:name="Table81" style:family="table">
      <style:table-properties style:width="6.925in" fo:margin-left="0in" table:align="left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85" style:parent-style-name="Normal" style:family="paragraph">
      <style:text-properties text:display="none"/>
    </style:style>
    <style:style style:name="TableColumn87" style:family="table-column">
      <style:table-column-properties style:column-width="6.2208in" style:use-optimal-column-width="false"/>
    </style:style>
    <style:style style:name="Table86" style:family="table">
      <style:table-properties style:width="6.2208in" fo:margin-left="0in" table:align="left"/>
    </style:style>
    <style:style style:name="TableRow88" style:family="table-row">
      <style:table-row-properties style:min-row-height="0.1937in" style:use-optimal-row-height="false"/>
    </style:style>
    <style:style style:name="TableCell8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90" style:parent-style-name="Normal" style:family="paragraph">
      <style:text-properties text:display="none"/>
    </style:style>
    <style:style style:name="TableColumn92" style:family="table-column">
      <style:table-column-properties style:column-width="7.0319in" style:use-optimal-column-width="false"/>
    </style:style>
    <style:style style:name="Table91" style:family="table">
      <style:table-properties style:width="7.0319in" fo:margin-left="0in" table:align="left"/>
    </style:style>
    <style:style style:name="TableRow93" style:family="table-row">
      <style:table-row-properties style:min-row-height="0.2076in" style:use-optimal-row-height="false"/>
    </style:style>
    <style:style style:name="TableCell94" style:family="table-cell">
      <style:table-cell-properties fo:border="none" style:writing-mode="lr-tb" style:vertical-align="middle" fo:padding-top="0.0194in" fo:padding-left="0.0194in" fo:padding-bottom="0.0194in" fo:padding-right="0.0194in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</table:table-columns>
        <table:table-row table:style-name="TableRow4">
          <table:table-cell table:style-name="TableCell5">
            <text:p text:style-name="TableContents"><text:bookmark-start text:name="LC77"/><text:bookmark-end text:name="LC77"/>var instr_text = new Array;</text:p>
          </table:table-cell>
        </table:table-row>
      </table:table>
      <text:p text:style-name="P6"/>
      <table:table table:style-name="Table7">
        <table:table-columns>
          <table:table-column table:style-name="TableColumn8"/>
        </table:table-columns>
        <table:table-row table:style-name="TableRow9">
          <table:table-cell table:style-name="TableCell10">
            <text:p text:style-name="TableContents"><text:bookmark-start text:name="LC78"/><text:bookmark-end text:name="LC78"/>instr_text[0] = "&lt;strong&gt;Welcome!&lt;/strong&gt;&lt;br&gt;&lt;br&gt;In this experiment, you will play a game that involves cooperating and communicating with another agent to efficiently reach a target goal item in the<text:s/>environment. You even have a chance to earn some bonus money. &lt;br&gt;&lt;br&gt;Hope you enjoy it!"</text:p>
          </table:table-cell>
        </table:table-row>
      </table:table>
      <text:p text:style-name="P11"/>
      <table:table table:style-name="Table12">
        <table:table-columns>
          <table:table-column table:style-name="TableColumn13"/>
        </table:table-columns>
        <table:table-row table:style-name="TableRow14">
          <table:table-cell table:style-name="TableCell15">
            <text:p text:style-name="TableContents"><text:bookmark-start text:name="LC79"/><text:bookmark-end text:name="LC79"/>instr_text[1] = "Please read the instructions on the next few pages carefully. You will be asked about the instructions later and see some practice rounds to<text:s/>make sure you understand the game."</text:p>
          </table:table-cell>
        </table:table-row>
      </table:table>
      <text:p text:style-name="P16"/>
      <table:table table:style-name="Table17">
        <table:table-columns>
          <table:table-column table:style-name="TableColumn18"/>
        </table:table-columns>
        <table:table-row table:style-name="TableRow19">
          <table:table-cell table:style-name="TableCell20">
            <text:p text:style-name="TableContents"><text:bookmark-start text:name="LC80"/><text:bookmark-end text:name="LC80"/>instr_text[2] = "In this experiment, you are the agent in blue " + "&lt;img class='inlineShape' src='shape/signaler.png'/&gt;" + " and your partner is in white " + "&lt;img class='inlineShape' src='shape/receiver.png' /&gt;" + " ."</text:p>
          </table:table-cell>
        </table:table-row>
      </table:table>
      <text:p text:style-name="P21"/>
      <table:table table:style-name="Table22">
        <table:table-columns>
          <table:table-column table:style-name="TableColumn23"/>
        </table:table-columns>
        <table:table-row table:style-name="TableRow24">
          <table:table-cell table:style-name="TableCell25">
            <text:p text:style-name="TableContents"><text:bookmark-start text:name="LC81"/><text:bookmark-end text:name="LC81"/>instr_text[3] = "At the beginning of each round, you and your partner will stand at different positions in a game board. &lt;br&gt;&lt;br&gt;You will also see items scattered in the grids."</text:p>
          </table:table-cell>
        </table:table-row>
      </table:table>
      <text:p text:style-name="P26"/>
      <table:table table:style-name="Table27">
        <table:table-columns>
          <table:table-column table:style-name="TableColumn28"/>
        </table:table-columns>
        <table:table-row table:style-name="TableRow29">
          <table:table-cell table:style-name="TableCell30">
            <text:p text:style-name="TableContents"><text:bookmark-start text:name="LC82"/><text:bookmark-end text:name="LC82"/>instr_text[4] = "Besides the game board, you will also see a target for<text:s/>the round. For example, \"Target: &lt;img class='inlineShape' src='shape/redCircle.png'/&gt; \".</text:p>
            <text:p text:style-name="TableContents">&lt;br&gt;&lt;br&gt; You and your partners’ goal is for one of you to reach the target by the end of the round. &lt;br&gt;&lt;br&gt;However, you are the only person that knows the target. Your partner does not know the target, but is intelligent and motivated to cooperate with you. "</text:p>
          </table:table-cell>
        </table:table-row>
      </table:table>
      <text:p text:style-name="P31"/>
      <table:table table:style-name="Table32">
        <table:table-columns>
          <table:table-column table:style-name="TableColumn33"/>
        </table:table-columns>
        <table:table-row table:style-name="TableRow34">
          <table:table-cell table:style-name="TableCell35">
            <text:p text:style-name="TableContents"><text:bookmark-start text:name="LC83"/><text:bookmark-end text:name="LC83"/>instr_text[5] = "To reach the target, you can choose to move by yourself. &lt;br&gt;&lt;br&gt;You can move from grid to grid by taking steps to your left, right, top, or<text:s/>bottom. You cannot move diagonally or leave the boundary of the grid.<text:s/>&lt;br&gt;&lt;br&gt;You cannot move across a barrier which is displayed as a thick line.<text:s/>&lt;br&gt;&lt;br&gt;You can try to move by yourself on the next page."</text:p>
          </table:table-cell>
        </table:table-row>
      </table:table>
      <text:p text:style-name="P36"/>
      <table:table table:style-name="Table37">
        <table:table-columns>
          <table:table-column table:style-name="TableColumn38"/>
        </table:table-columns>
        <table:table-row table:style-name="TableRow39">
          <table:table-cell table:style-name="TableCell40">
            <text:p text:style-name="TableContents"><text:bookmark-start text:name="LC84"/><text:bookmark-end text:name="LC84"/>instr_text[6] = "LOG: Try Move";</text:p>
          </table:table-cell>
        </table:table-row>
      </table:table>
      <text:p text:style-name="P41"/>
      <table:table table:style-name="Table42">
        <table:table-columns>
          <table:table-column table:style-name="TableColumn43"/>
        </table:table-columns>
        <table:table-row table:style-name="TableRow44">
          <table:table-cell table:style-name="TableCell45">
            <text:p text:style-name="TableContents"><text:bookmark-start text:name="LC85"/><text:bookmark-end text:name="LC85"/>instr_text[7] = "Good job! &lt;br&gt;&lt;br&gt;If you don't want to<text:s/>move, you can ask your partner to move. &lt;br&gt;&lt;br&gt;You have the option to send one of the given signals to your partner. The signal can give partial information about the target."</text:p>
          </table:table-cell>
        </table:table-row>
      </table:table>
      <text:p text:style-name="P46"/>
      <table:table table:style-name="Table47">
        <table:table-columns>
          <table:table-column table:style-name="TableColumn48"/>
        </table:table-columns>
        <table:table-row table:style-name="TableRow49">
          <table:table-cell table:style-name="TableCell50">
            <text:p text:style-name="TableContents"><text:bookmark-start text:name="LC86"/><text:bookmark-end text:name="LC86"/>instr_text[8] = "After you send the signal, your partner will try their best<text:s/>to reach the target given the information you provided.<text:s/>&lt;br&gt;&lt;br&gt;Similarly, your partner<text:s/>cannot move across a barrier which is displayed as a thick line.<text:s/>&lt;br&gt;&lt;br&gt;You can try to send a signal on the next page."</text:p>
          </table:table-cell>
        </table:table-row>
      </table:table>
      <text:p text:style-name="P51"/>
      <table:table table:style-name="Table52">
        <table:table-columns>
          <table:table-column table:style-name="TableColumn53"/>
        </table:table-columns>
        <table:table-row table:style-name="TableRow54">
          <table:table-cell table:style-name="TableCell55">
            <text:p text:style-name="TableContents"><text:bookmark-start text:name="LC87"/><text:bookmark-end text:name="LC87"/>instr_text[9] = "LOG: Try Say";</text:p>
          </table:table-cell>
        </table:table-row>
      </table:table>
      <text:p text:style-name="TableContents">instr_text[10] =<text:s/>“Nice! Now that you know how to send a signal to your partner.<text:s/>&lt;br&gt;&lt;br&gt; If you and your partner cooperate to reach the target efficiently, you will have a chance to accumulate an additional money reward at the end of the experiment. &lt;br&gt;&lt;br&gt; In each<text:s/>round, if either you or your partner reaches the correct goal, you will both receive a bonus of $0.40. However, every step either of you takes costs $0.05. &lt;br&gt;&lt;br&gt;Your score accumulates across<text:s/>rounds, but<text:s/>it<text:s/>will never drop below 0.<text:s/>&lt;br&gt;&lt;br&gt; You will see two sets of practice rounds before you have the chance to get the additional money reward.”</text:p>
      <table:table table:style-name="Table56">
        <table:table-columns>
          <table:table-column table:style-name="TableColumn57"/>
        </table:table-columns>
        <table:table-row table:style-name="TableRow58">
          <table:table-cell table:style-name="TableCell59">
            <text:p text:style-name="TableContents"><text:bookmark-start text:name="LC88"/><text:bookmark-end text:name="LC88"/>instr_text[11] = "Some<text:s/>rounds<text:s/>might be difficult. If you decide that it is too costly for either of you to move towards the target, you have the<text:s/>option to QUIT this round. Neither of you will lose or receive points if you choose to quit. &lt;br&gt;&lt;br&gt;However, once you start an action, you cannot change your mind on that round.";</text:p>
          </table:table-cell>
        </table:table-row>
      </table:table>
      <text:p text:style-name="P60"/>
      <table:table table:style-name="Table61">
        <table:table-columns>
          <table:table-column table:style-name="TableColumn62"/>
        </table:table-columns>
        <table:table-row table:style-name="TableRow63">
          <table:table-cell table:style-name="TableCell64">
            <text:p text:style-name="TableContents"><text:bookmark-start text:name="LC89"/><text:bookmark-end text:name="LC89"/>instr_text[12] = "LOG: Quiz";</text:p>
          </table:table-cell>
        </table:table-row>
      </table:table>
      <text:p text:style-name="P65"/>
      <table:table table:style-name="Table66">
        <table:table-columns>
          <table:table-column table:style-name="TableColumn67"/>
        </table:table-columns>
        <table:table-row table:style-name="TableRow68">
          <table:table-cell table:style-name="TableCell69">
            <text:p text:style-name="TableContents"><text:bookmark-start text:name="LC90"/><text:bookmark-end text:name="LC90"/>instr_text[13] = "By clicking on the NEXT button, I am acknowledged and hereby accept the terms. I understand the task in this experiment.";</text:p>
          </table:table-cell>
        </table:table-row>
      </table:table>
      <text:p text:style-name="P70"/>
      <table:table table:style-name="Table71">
        <table:table-columns>
          <table:table-column table:style-name="TableColumn72"/>
        </table:table-columns>
        <table:table-row table:style-name="TableRow73">
          <table:table-cell table:style-name="TableCell74">
            <text:p text:style-name="TableContents"><text:bookmark-start text:name="LC91"/><text:bookmark-end text:name="LC91"/>instr_text[14] = "Please start the practice rounds on the next page.<text:s/>Note that the<text:s/>cost and reward in this set &lt;strong&gt;ARE NOT&lt;/strong&gt; counting towards your additional money reward.";</text:p>
          </table:table-cell>
        </table:table-row>
      </table:table>
      <text:p text:style-name="P75"/>
      <table:table table:style-name="Table76">
        <table:table-columns>
          <table:table-column table:style-name="TableColumn77"/>
        </table:table-columns>
        <table:table-row table:style-name="TableRow78">
          <table:table-cell table:style-name="TableCell79">
            <text:p text:style-name="TableContents"><text:bookmark-start text:name="LC92"/><text:bookmark-end text:name="LC92"/><text:soft-page-break/>instr_text[15] = "LOG: Sanity Check";</text:p>
          </table:table-cell>
        </table:table-row>
      </table:table>
      <text:p text:style-name="P80"/>
      <table:table table:style-name="Table81">
        <table:table-columns>
          <table:table-column table:style-name="TableColumn82"/>
        </table:table-columns>
        <table:table-row table:style-name="TableRow83">
          <table:table-cell table:style-name="TableCell84">
            <text:p text:style-name="TableContents"><text:bookmark-start text:name="LC93"/><text:bookmark-end text:name="LC93"/>instr_text[16] = "You have finished the first set of practice rounds. Please start the second set on the next page.<text:s/>Note that the cost and reward in this set<text:s/>&lt;strong&gt;ARE NOT &lt;/strong&gt;<text:s/>counting towards your additional money reward.”</text:p>
          </table:table-cell>
        </table:table-row>
      </table:table>
      <text:p text:style-name="P85"/>
      <table:table table:style-name="Table86">
        <table:table-columns>
          <table:table-column table:style-name="TableColumn87"/>
        </table:table-columns>
        <table:table-row table:style-name="TableRow88">
          <table:table-cell table:style-name="TableCell89">
            <text:p text:style-name="TableContents"><text:bookmark-start text:name="LC94"/><text:bookmark-end text:name="LC94"/>instr_text[17] = "LOG: Practice Trial";</text:p>
          </table:table-cell>
        </table:table-row>
      </table:table>
      <text:p text:style-name="P90"/>
      <table:table table:style-name="Table91">
        <table:table-columns>
          <table:table-column table:style-name="TableColumn92"/>
        </table:table-columns>
        <table:table-row table:style-name="TableRow93">
          <table:table-cell table:style-name="TableCell94">
            <text:p text:style-name="TableContents"><text:bookmark-start text:name="LC95"/><text:bookmark-end text:name="LC95"/>instr_text[18] = "<text:s/>You have finished all the practice rounds. You are now ready for the experiment.<text:s/>&lt;br&gt;&lt;br&gt; Note that the cost and reward in this set<text:s/>&lt;strong&gt;ARE &lt;/strong&gt;<text:s/>counting towards your additional money reward.<text:s/>&lt;br&gt;&lt;br&gt;Good luck!";</text:p>
            <text:p text:style-name="TableContents">instr_text[19] = "LOG: Experiment";</text:p>
            <text:p text:style-name="TableContents">instr_text[20] = "Thank you for completing this experiment!"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SimSun" svg:font-family="SimSun" style:font-family-generic="system" style:font-pitch="variable" svg:panose-1="2 1 6 0 3 1 1 1 1 1"/>
    <style:font-face style:name="FreeSans" svg:font-family="FreeSan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Mangal" svg:font-family="Mangal" style:font-family-generic="roman" style:font-pitch="variable" svg:panose-1="2 4 5 3 5 2 3 3 2 2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text-properties style:font-name-complex="Mangal" fo:font-size="10pt" style:font-size-asian="10pt" style:font-size-complex="9pt" fo:hyphenate="false"/>
    </style:style>
    <style:style style:name="CommentTextChar" style:display-name="Comment Text Char" style:family="text" style:parent-style-name="DefaultParagraphFont">
      <style:text-properties style:font-name-complex="Mangal" fo:font-size="10pt" style:font-size-asian="10pt" style:font-size-complex="9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style:font-name-complex="Mangal" fo:font-weight="bold" style:font-weight-asian="bold" style:font-weight-complex="bold" fo:font-size="10pt" style:font-size-asian="10pt" style:font-size-complex="9pt"/>
    </style:style>
    <style:style style:name="Revision" style:display-name="Revision" style:family="paragraph">
      <style:paragraph-properties style:vertical-align="auto"/>
      <style:text-properties style:font-name-complex="Mangal" style:font-size-complex="10.5pt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ophie Yun</dc:creator>
    <meta:creation-date>2021-03-13T03:06:00Z</meta:creation-date>
    <dc:date>2021-03-13T03:10:00Z</dc:date>
    <meta:template xlink:href="Normal.dotm" xlink:type="simple"/>
    <meta:editing-cycles>5</meta:editing-cycles>
    <meta:editing-duration>PT120S</meta:editing-duration>
    <meta:document-statistic meta:page-count="2" meta:paragraph-count="8" meta:word-count="639" meta:character-count="4277" meta:row-count="30" meta:non-whitespace-character-count="3646"/>
  </office:meta>
</office:document-meta>
</file>